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1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seriousnes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OSS ANOTHER'S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NDON DEPENDENT SECO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public order</text:p>
          </table:table-cell>
        </table:table-row>
        <table:table-row table:style-name="ro1">
          <table:table-cell office:value-type="string" calcext:value-type="string">
            <text:p>ABANDONMENT DEPENDENT PERSON 3</text:p>
          </table:table-cell>
          <table:table-cell/>
          <table:table-cell office:value-type="string" calcext:value-type="string">
            <text:p>misdemeanor</text:p>
          </table:table-cell>
          <table:table-cell/>
        </table:table-row>
        <table:table-row table:style-name="ro1">
          <table:table-cell office:value-type="string" calcext:value-type="string">
            <text:p>ABANDONMNT 3</text:p>
          </table:table-cell>
          <table:table-cell/>
          <table:table-cell office:value-type="string" calcext:value-type="string">
            <text:p>misdemeanor</text:p>
          </table:table-cell>
          <table:table-cell/>
        </table:table-row>
        <table:table-row table:style-name="ro1">
          <table:table-cell office:value-type="string" calcext:value-type="string">
            <text:p>AGG B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R MURDER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GRESSIVE BEG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DING/ABETTING VIOL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M/DISCHARGE FIRE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EN IN POSSESSION OF FIRE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W UNAUTH DRI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 ID MA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 ID MARKS ON FIRE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ATION OR FORG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 CRUELTY 1 (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 CRUELTY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S INJURING HUMANS OR DOME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-HARAS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-HARASSMENT 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ON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ON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LT 1 / D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SLT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SLT 2 -D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SLT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SLT 3 / D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SLT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SLT 4 W/ SEXUAL MOTIVATION</text:p>
          </table:table-cell>
          <table:table-cell/>
          <table:table-cell office:value-type="string" calcext:value-type="string">
            <text:p>misdemeanor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ASLT 4</text:p>
          </table:table-cell>
          <table:table-cell/>
          <table:table-cell office:value-type="string" calcext:value-type="string">
            <text:p>misdemeanor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SLT CHILD 1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SLT CHILD 2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SLT CHILD 3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ASLT POL D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LT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LT/VIO NC 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 4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 INT CONTRAB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 MURDER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 MURDE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 UNL IMPRIS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 THFT TOO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 JU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 JU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GLARY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GLARY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INESS LIC VI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Y/SELL VEH W/ALT SERIAL 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Y CONCEALED WPN W/O PER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YDANGWPNKNI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YING A FIREARM - NO PER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W W/O PER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MOLES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MOLES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MOLEST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RAPE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CHILD RAPE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CHILD RAP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VIL CNTMPT OF C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VIL DRG CRT VI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VIL FAMILY COU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. W/MINOR FOR IMMORAL PURP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CUSTODY J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LIC REQUI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MINOR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W/MINOR FOR IMMORAL PURP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SEXABUSEMIN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ICITY-AID/AB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NE AND IDENT. DANGEROUS D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P COM MU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P DEL 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MPT - TRUANCY CRT 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MPT OF COU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MPT-TRUANCY CRT 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IB DELIQUENCY MIN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LED SUBSTANCES HOMIC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ERFE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T ORDER VIO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ASLT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CONSPI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IMPERSON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IMPERSON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MISCHIEF WITH A DEADLY WEAP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MISTREA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MISTREA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MISTREAT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MISTREAT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TRESP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TRESP 1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TRESP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TRESP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TRE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TRSP 1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 TRSP 2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INAL AS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INAL ASSAULT-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INAL ATTEM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INAL CONSPI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INAL SOLIC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 AS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 I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RSTAL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GE FIRE AL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S AND TIMES TO SELL FIRE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L DEP MIN ENG SEX EXP COND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RAUD INNKEE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 PROP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 PROPER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ROY VEH - FL SURR TI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RUCTION OF PR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TRUCTION OF PROPER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 Dog to Harass/Attack Pub. 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ARMING P.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H FIRE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H FIR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HARGE OF FIREARMS PROHIBI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O P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O PERS/COND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ORDERLY COND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ORDERLY CONDUCT(SI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 WEAP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 PE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 TABACCO W/O LIC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 BY SHOO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 W/LIC SUSPENDED/REVO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G LOITERING PROHIBI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G P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I W/ PRIOR CONVI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I WITH PRIOR CONVI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Y IF INJURY OCCURS - VEH 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Y IN CASE OF DEATH - VEH 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Y ON STRIKING PROPER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TY TO OBEY LAW ENFORCEMENT OF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V CT ORD VIO 2X CONVI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W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WLS/DWL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WLS/R 1ST/2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ANG W/CONTR 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Y 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APE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APE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AP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APE COMMUNITY CUSTO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APE FROM CUSTO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OSE MINOR TO 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OR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O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 REGIS S/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 RTN 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 TO COMP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 TO OB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 TO SECURE L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 TO STOP AND GIVE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 TRANS TITLE W/I 45 D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 YLD EMERG VE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URE TO HAVE IGNITION INTER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URE TO INITIALLY REGISTER VEHIC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URE TO OBEY FLAG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URE TO OBEY POL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IDENTIFICAI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IDENT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INS CLA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REPORT OF CR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R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 STATEMENT TO PUB SERV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MILY ABANDO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 DV CRT ORD V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 HARASS (NON D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 HARASS-DV, <text:s/>DV-THREATS/DEATH TH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 POS F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 POSS DANGEROUS WEAP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 POSS F/A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 PUR/ELU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 VEHICLE PROW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ONY D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ONY STAL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HT IN P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NCIAL FRAUD-UNL POSS PROD/IN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ARM SALE/TRANSFER VIO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WORKS PROHIBI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D TO OBEY POLICE OFFI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 STAMPS-TRAFFIC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G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R ACC (IN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R ACC (PRO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R INJ 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NISH ALCOHOL TO A MIN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FITI VANDALI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 OFFE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ASS <text:s/>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ASS-THREAT PROP DAM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ASS/THREATEN BOD. IN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ASSMENT - THREATEN MAL 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ASSMENT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ASS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ASSMENT-THREATEN BODILY INJU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T/RUN AT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T/RUN ATTND-DAMAGE ON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T/RUN 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T/RUN UNAT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- ORDER OF RET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AFP (ARM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AT&amp;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COMM CUSTO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FB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IMMIG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MAT W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REMANN H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US MARSH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W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 W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 TRAFFICKING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public order</text:p>
          </table:table-cell>
        </table:table-row>
        <table:table-row table:style-name="ro1">
          <table:table-cell office:value-type="string" calcext:value-type="string">
            <text:p>HUMAN TRAFFICKING 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public order</text:p>
          </table:table-cell>
        </table:table-row>
        <table:table-row table:style-name="ro1">
          <table:table-cell office:value-type="string" calcext:value-type="string">
            <text:p>IDENT THEFT <text:s/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 THF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 THF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 DRUG COND/P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 DRUG COND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EGAL DEPOSIT OF SOLID WASTE(SI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EGALLY OBTAIN DISABLED PLA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 UPCS W 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RSONATE P/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OPERLY OBTAIN FINANCIAL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ES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ES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 COND EXP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 COND/EXPOS TO PER &lt;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 COND/EXP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 L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CENT EXPO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CENT LIBER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 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 W/REPORT / 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ER. W/HEALTH CARE FAC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ERE W/ RPT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ERE W/HEALTH CARE F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FERE WITH HEALTH CARE FAC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IM FIRE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IM JUDGE (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IM PUB S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IM PUB S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IM W/ A WEAP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IM W/WPN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IM WEAP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IM W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IM WPN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CONTRA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CONTRA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CONTRA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OLV MINOR IN CS TRANS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VENILE PAROLE H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NAPPING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NAPPING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ING ORGANIZED CRIME/ORG/MAN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VE CHLD UNATT/C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END DRUG- POSS NO PRE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ERING GREATER THAN 1 CU. F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ED GUN IN VEHIC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ED PISTOL IN VEH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ITER FOR PROSTIT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L TH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 POSSESS MTR VEH THFT TOO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ING/POSS OF AUTO THEFT TOO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HARASS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HARASS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MISC 3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MISC 3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MISCH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MISCH 2 / 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MISCH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MISCH 3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MISCH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MI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 PLACEMENT OF EXPLOS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CIOUS HARASS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LAUGHTER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MANSLAUGHTE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RIAL WITNESS - MI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 OPER VEH/ALC C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OR EXHIBITING EFFECTS OF ALCOH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OR IN POSSESSION IN PUBL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OR IN POSSESSION OF PIST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OR INTOX IN P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OR OP VEH/ALC C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OR OPER VEH AFTER ALCOHOL C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OR POSS LI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OR REMAIN PUB PLACE/CONS LI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GAGE FRA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R VEH TRANSFER OF OWNERSHIP VI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DER 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MURDER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violent</text:p>
          </table:table-cell>
        </table:table-row>
        <table:table-row table:style-name="ro1">
          <table:table-cell office:value-type="string" calcext:value-type="string">
            <text:p>NARCOTICS - CONTR 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 DRIVING 1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 DRIV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UP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OL W/O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OL WITHOUT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TR PO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TR 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TR PUB S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TR-FALSE CHRG/STAT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TR. PED./TRAFF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TRUCT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TAIN CS BY FRA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ERING FALSE INSTRU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ALCOHOLIC CONTAI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 VEH W/O IGNITION INTERLOCK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 VEH W/O VAL CERT OF OW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 VEH. W/O IGNITION INTER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E VEH W/O IGN INTERLOCK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IZED RETAIL THEF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IZED RETAIL THEFT 2 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/VEH OBS TRAFF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DLING/SOLICT W/O LIC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ESTRIAN INT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JU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TY THEFT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TY TH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 HARASS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HARAS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HARASS -NON 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 HARASS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S CNTRL W/ PRIOR CONVI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S CONTR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S CTRL W/ PRIOR CONVI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SICAL CNT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 WPN CAUSE H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BURG T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BURG TOO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DANG WEAP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DANGEROUS WP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DEP MIN ENG SEX EXP COND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FICT/ALT L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INCENDIARY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INJ 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INJECTION 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LEG. DRUG/PROHIBITED 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LEGEND DRUG/INTENT TO S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LGND DRUG-NO PR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MARIJUANA - 40 GRAMS OR 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OF A STOLEN FIRE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OF EXPLOSIVES W/O LIC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SUSP DRV L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UNLAWFUL FIREA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 WEAP ON SCHOOL PR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. MOTOR VEHICLE <text:s/>THEFT TOO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ION BY OFFENDERS - F/A AM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 CNTRL SUBS-PENAL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 COUNTERFEIT SUBST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 DRUG PARAPHERN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 EXPLOSIVE/STINK BOM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 FICT/ALTERED LIC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 INHAL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 PISTOL BY PERS AGE 18 T0 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 STOLEN VEHIC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ION OF DANGEROUS WEAP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ION OF STOLEN 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ESSION OF UNLAWFUL FIREAR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NTIALLLY DANGEROUS DOG -NOTI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C FORG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SONER POSS 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 VIOL (PROS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AT H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 PROS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 PROS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OTING SEXUAL ABUSE OF A MIN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PR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P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P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P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 DIST-VEH SND S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 DISTURB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E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RAPE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RAP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 BURN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 BURN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 D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 ENDAN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 ENDANG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 ENDAN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 ENDANGER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LES ENDANGER OF HI-WAY WOR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LESS BURNING <text:s/>2 ND DEG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LESS BURNING-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KLESS ENDANGER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EATIONAL FISHING 1ST DEGRE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REATIONAL FISHING 2ND DEG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USE 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USE TO GIVE INFO/COOPERATE W/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 CRIM ASSIS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 CRIM ASSIST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 CRIM ASS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 BURG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 A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 ARR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 A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AIL THFT W/EXT CIRCUMSTANCES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AIL THFT W/EXT CIRCUMSTANCES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AIL THFT W/EXT CIRCUMSTANCES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T-ARM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ERY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ERY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NG MTV. W/TURNED BACK OD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X EXPLOIT MIN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X OFFENDER / NON FELON FAIL RE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X VIOL P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X/KIDNAP OFFNDR FAIL TO REG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XUAL ASSA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DA VI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 OCCUPANT OF VEH PUB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 PR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TORY RAPE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 LIQ MIN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ENDED VEHICLE REGIST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ED LICENSE PL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 W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ER WITH FIRE ALARM (F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ERING W/ IGN. INTERLOCK 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ERING W/PHYSICAL EVID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PHONE HARASS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3 <text:s/>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3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LIVEST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MTR VEH FU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OF M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RENTAL PROP &lt;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W/INTENT RESEL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W/INTENT RESEL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FT W/INTENT TO RESEL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FT OF FIREARM (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FT RENT/LEAS PR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T BODILY INJ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T TO BOMB OR INJURE PROPER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TENED BODILY INJURY-NON 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TS TO HARM-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VWOP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VWOP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ICKING STOL PROP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ICKING STOL PROP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-CONS/INT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IT-SMO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SP P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SPASS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 POS AMM W/I MAN M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 POS I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 POSS FICT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 POSS FIREARM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 POSS FIREARM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 PROD PAYMENT INS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 SOL TO POSS CONT 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 TRANSIT CO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 USE FIREARM BY MIN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AW DEL 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AW IMPR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AW POS PAY INS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AW POSS PERSONAL IDENT 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AW SALE 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AWFUL BUS COND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awful C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AWFUL INHA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AWFUL MAN, <text:s/>SALE/OFFER SELL EXP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AWFUL USE OF A FORTIFED BLD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CS (MJ) 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CS (MJ) P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CS BY PERSON NOT A PRISO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CS LEGEND W/O PR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CS W I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INATING IN PUBL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INATING IN PUBLIC(SI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U BLDG DRU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U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H AS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H HOMIC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H OPR -REF COMPLY POL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H OPR-REFUSE COMPLY POL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H PROW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H/PED INTERFERENCE-OBSTRUCT 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HICLE OPR-REFUSE COMPLY POL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HICLE PROWL 2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HICLE PROWLING 2ND DEG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 ANTI HARR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 NC ORD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 NO CONTACT 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 ORDER RESTRICTING CONTA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 PROT OR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 REST OR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 TRIP PER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. PROT. ORD - NON-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 CIV ANTI-HAR 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 COURT ORD 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 DISTRUB CS TO MINOR UNDER 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 FOREIGN PROT 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 N/C 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 NA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 OF SENTENCE/NCO 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 PROT ORD - NON 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 PROT 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 PROTECTION OR/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EURISM -1 (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CSA CONSPI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PONS POSS- PRISONER CO/LOC IN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PONS POSS-PRISONER STATE IN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PONS PROHIBITED IN CERTAIN P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PONS-SELL/MAKE/BUY/POSS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PONS-UNL CARRY/SE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19:16.517764000</meta:creation-date>
    <dc:date>2018-04-20T14:43:57.754184000</dc:date>
    <meta:editing-duration>PT3M50S</meta:editing-duration>
    <meta:editing-cycles>1</meta:editing-cycles>
    <meta:document-statistic meta:table-count="1" meta:cell-count="598" meta:object-count="0"/>
    <meta:generator>LibreOffice/5.1.4.2$MacOSX_X86_64 LibreOffice_project/f99d75f39f1c57ebdd7ffc5f42867c12031db97a</meta:generator>
  </office:meta>
</office:document-meta>
</file>